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fo:color="#ff0000"/>
    </style:style>
    <style:style style:name="P2" style:family="paragraph" style:parent-style-name="Text_20_body">
      <style:text-properties fo:color="#ff0000" fo:font-size="16pt"/>
    </style:style>
    <style:style style:name="P3" style:family="paragraph" style:parent-style-name="Text_20_body" style:list-style-name="L1">
      <style:paragraph-properties fo:margin-top="0cm" fo:margin-bottom="0.247cm" loext:contextual-spacing="false"/>
    </style:style>
    <style:style style:name="T1" style:family="text">
      <style:text-properties fo:color="#ff0000" fo:font-size="16p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We have worked with Metis’s Managing Director for many years. As a busy two partner general practice it is vital that we can get prompt, clear and concise answers to our questions when needed.  Metis offers us the services that meet our needs regarding technical, training and compliance.   We have always found the response time of the helpline exemplary, and have found technical advice well considered and practical.  </text:p>
      <text:p text:style-name="P1"> </text:p>
      <text:p text:style-name="P2">Clive Purdy</text:p>
      <text:p text:style-name="P2">Partner</text:p>
      <text:p text:style-name="P2">Devines Chartered Accountants</text:p>
      <text:p text:style-name="P2">Leigh on Sea, Essex</text:p>
      <text:p text:style-name="Standard"/>
      <text:p text:style-name="Text_20_body">Mathew Shaw has been a professional adviser to our firm for 25 years.</text:p>
      <text:p text:style-name="Text_20_body"> </text:p>
      <text:p text:style-name="Text_20_body">In that time Matthew has provided our firm with the following services:</text:p>
      <text:p text:style-name="Text_20_body"> </text:p>
      <text:list xml:id="list2633938032" text:style-name="L1">
        <text:list-item>
          <text:p text:style-name="P3">Technical helpline </text:p>
        </text:list-item>
        <text:list-item>
          <text:p text:style-name="P3">Quarterly technical updates </text:p>
        </text:list-item>
        <text:list-item>
          <text:p text:style-name="P3">Hot and cold audit file reviews </text:p>
        </text:list-item>
        <text:list-item>
          <text:p text:style-name="P3">Tailored technical courses for specialised areas of our practice, including SRA Accounts Rules, pension audits, group accounts/audit and IFRS reporting </text:p>
        </text:list-item>
      </text:list>
      <text:p text:style-name="Text_20_body"> </text:p>
      <text:p text:style-name="Text_20_body">His technical expertise is outstanding and we have always found him to offer both accurate and practical advice on all aspects of UK and international reporting and audit issues.</text:p>
      <text:p text:style-name="Text_20_body"> </text:p>
      <text:p text:style-name="Text_20_body">We have no hesitation in recommending Matthew to any firm seeking technical advice and support.</text:p>
      <text:p text:style-name="Text_20_body"> </text:p>
      <text:p text:style-name="Text_20_body">Martin J. Rooney (senior partner) / Jane Lowden (partner)</text:p>
      <text:p text:style-name="Text_20_body">F. W. Smith, Riches &amp; Co.</text:p>
      <text:p text:style-name="Text_20_body">London</text:p>
      <text:p text:style-name="Standard"/>
      <text:p text:style-name="Standard"/>
      <text:p text:style-name="P2"><text:soft-page-break/>Rickard Luckin including its predecessor practices have known Matthew Shaw since 1990.  He trained with Bird Luckin before continuing to work with us on a consultancy basis, first through one of the training consortia, before setting up his own Practice in 2018.  He has worked on a number of projects including: undertaking cold file reviews, assisting on complex audits, plus offering technical and ethical advice.  He has a very board range of technical and ethical knowledge covering companies, LLPs, SAR assignments, Charities and Pension Schemes which is vital when assisting a medium-sized practice with a diverse client portfolio</text:p>
      <text:p text:style-name="P1"> </text:p>
      <text:p text:style-name="Text_20_body"><text:span text:style-name="T1">Joanna Southon</text:span> <text:span text:style-name="T1">(Partner)</text:span></text:p>
      <text:p text:style-name="P2">Rickard Luckin</text:p>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5-21T20:55:48.337000000</meta:creation-date>
    <dc:date>2020-05-21T20:56:53.423000000</dc:date>
    <meta:editing-duration>PT1M6S</meta:editing-duration>
    <meta:editing-cycles>1</meta:editing-cycles>
    <meta:document-statistic meta:table-count="0" meta:image-count="0" meta:object-count="0" meta:page-count="2" meta:paragraph-count="26" meta:word-count="301" meta:character-count="1905" meta:non-whitespace-character-count="1608"/>
    <meta:generator>LibreOffice/6.4.3.2$Windows_X86_64 LibreOffice_project/747b5d0ebf89f41c860ec2a39efd7cb15b54f2d8</meta:generator>
  </office:meta>
</office:document-meta>
</file>